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59.97mm" svg:height="90.05mm" svg:x="279.48mm" svg:y="3.99mm">
            <loext:p draw:notify-on-update-of-ranges="Sheet1.A1:Sheet1.A20 Sheet1.C1:Sheet1.C20 Sheet1.D1:Sheet1.D20 Sheet1.H1:Sheet1.H20 Sheet1.I1:Sheet1.I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1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formula="of:=-COS(([.A1]-[.$D$35])*PI()/12)*[.$D$33]+[.$D$34]" office:value-type="float" office:value="14.4644660940673" calcext:value-type="float">
            <text:p>14.4644660941</text:p>
          </table:table-cell>
          <table:table-cell office:value-type="float" office:value="14.4644660941" calcext:value-type="float">
            <text:p>14.4644660941</text:p>
          </table:table-cell>
          <table:table-cell office:value-type="float" office:value="22.4644660941" calcext:value-type="float">
            <text:p>22.4644660941</text:p>
          </table:table-cell>
          <table:table-cell office:value-type="float" office:value="2.8928932188" calcext:value-type="float">
            <text:p>2.8928932188</text:p>
          </table:table-cell>
          <table:table-cell office:value-type="float" office:value="4.4928932188" calcext:value-type="float">
            <text:p>4.4928932188</text:p>
          </table:table-cell>
          <table:table-cell/>
          <table:table-cell table:style-name="ce2" table:formula="of:=-COS(([.A1]-[.$E$35])*PI()/12)*[.$E$33]+[.$E$34]" office:value-type="float" office:value="24.9999854913255" calcext:value-type="float">
            <text:p>25.000</text:p>
          </table:table-cell>
          <table:table-cell table:style-name="ce2" table:formula="of:=-COS(([.A1]-[.$F$35])*PI()/12)*[.$F$33]+[.$F$34]" office:value-type="float" office:value="29.9999854913255" calcext:value-type="float">
            <text:p>30.000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COS(([.A2]-[.$D$35])*PI()/12)*[.$D$33]+[.$D$34]" office:value-type="float" office:value="15.5" calcext:value-type="float">
            <text:p>15.5</text:p>
          </table:table-cell>
          <table:table-cell office:value-type="float" office:value="15.5" calcext:value-type="float">
            <text:p>15.5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/>
          <table:table-cell table:style-name="ce2" table:formula="of:=-COS(([.A2]-[.$E$35])*PI()/12)*[.$E$33]+[.$E$34]" office:value-type="float" office:value="25.97055" calcext:value-type="float">
            <text:p>25.971</text:p>
          </table:table-cell>
          <table:table-cell table:style-name="ce2" table:formula="of:=-COS(([.A2]-[.$F$35])*PI()/12)*[.$F$33]+[.$F$34]" office:value-type="float" office:value="30.97055" calcext:value-type="float">
            <text:p>30.97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COS(([.A3]-[.$D$35])*PI()/12)*[.$D$33]+[.$D$34]" office:value-type="float" office:value="16.7059047744874" calcext:value-type="float">
            <text:p>16.7059047745</text:p>
          </table:table-cell>
          <table:table-cell office:value-type="float" office:value="16.7059047745" calcext:value-type="float">
            <text:p>16.7059047745</text:p>
          </table:table-cell>
          <table:table-cell office:value-type="float" office:value="24.7059047745" calcext:value-type="float">
            <text:p>24.7059047745</text:p>
          </table:table-cell>
          <table:table-cell office:value-type="float" office:value="3.3411809549" calcext:value-type="float">
            <text:p>3.3411809549</text:p>
          </table:table-cell>
          <table:table-cell office:value-type="float" office:value="4.9411809549" calcext:value-type="float">
            <text:p>4.9411809549</text:p>
          </table:table-cell>
          <table:table-cell/>
          <table:table-cell table:style-name="ce2" table:formula="of:=-COS(([.A3]-[.$E$35])*PI()/12)*[.$E$33]+[.$E$34]" office:value-type="float" office:value="27.1007963089361" calcext:value-type="float">
            <text:p>27.101</text:p>
          </table:table-cell>
          <table:table-cell table:style-name="ce2" table:formula="of:=-COS(([.A3]-[.$F$35])*PI()/12)*[.$F$33]+[.$F$34]" office:value-type="float" office:value="32.1007963089361" calcext:value-type="float">
            <text:p>32.101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COS(([.A4]-[.$D$35])*PI()/12)*[.$D$33]+[.$D$34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ce2" table:formula="of:=-COS(([.A4]-[.$E$35])*PI()/12)*[.$E$33]+[.$E$34]" office:value-type="float" office:value="28.3137" calcext:value-type="float">
            <text:p>28.314</text:p>
          </table:table-cell>
          <table:table-cell table:style-name="ce2" table:formula="of:=-COS(([.A4]-[.$F$35])*PI()/12)*[.$F$33]+[.$F$34]" office:value-type="float" office:value="33.3137" calcext:value-type="float">
            <text:p>33.314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COS(([.A5]-[.$D$35])*PI()/12)*[.$D$33]+[.$D$34]" office:value-type="float" office:value="19.2940952255126" calcext:value-type="float">
            <text:p>19.2940952255</text:p>
          </table:table-cell>
          <table:table-cell office:value-type="float" office:value="19.2940952255" calcext:value-type="float">
            <text:p>19.2940952255</text:p>
          </table:table-cell>
          <table:table-cell office:value-type="float" office:value="27.2940952255" calcext:value-type="float">
            <text:p>27.2940952255</text:p>
          </table:table-cell>
          <table:table-cell office:value-type="float" office:value="3.8588190451" calcext:value-type="float">
            <text:p>3.8588190451</text:p>
          </table:table-cell>
          <table:table-cell office:value-type="float" office:value="5.4588190451" calcext:value-type="float">
            <text:p>5.4588190451</text:p>
          </table:table-cell>
          <table:table-cell/>
          <table:table-cell table:style-name="ce2" table:formula="of:=-COS(([.A5]-[.$E$35])*PI()/12)*[.$E$33]+[.$E$34]" office:value-type="float" office:value="29.5266036910639" calcext:value-type="float">
            <text:p>29.527</text:p>
          </table:table-cell>
          <table:table-cell table:style-name="ce2" table:formula="of:=-COS(([.A5]-[.$F$35])*PI()/12)*[.$F$33]+[.$F$34]" office:value-type="float" office:value="34.5266036910639" calcext:value-type="float">
            <text:p>34.527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COS(([.A6]-[.$D$35])*PI()/12)*[.$D$33]+[.$D$34]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office:value-type="float" office:value="28.5" calcext:value-type="float">
            <text:p>28.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" table:formula="of:=-COS(([.A6]-[.$E$35])*PI()/12)*[.$E$33]+[.$E$34]" office:value-type="float" office:value="30.65685" calcext:value-type="float">
            <text:p>30.657</text:p>
          </table:table-cell>
          <table:table-cell table:style-name="ce2" table:formula="of:=-COS(([.A6]-[.$F$35])*PI()/12)*[.$F$33]+[.$F$34]" office:value-type="float" office:value="35.65685" calcext:value-type="float">
            <text:p>35.657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COS(([.A7]-[.$D$35])*PI()/12)*[.$D$33]+[.$D$34]" office:value-type="float" office:value="21.5355339059327" calcext:value-type="float">
            <text:p>21.5355339059</text:p>
          </table:table-cell>
          <table:table-cell office:value-type="float" office:value="21.5355339059" calcext:value-type="float">
            <text:p>21.5355339059</text:p>
          </table:table-cell>
          <table:table-cell office:value-type="float" office:value="29.5355339059" calcext:value-type="float">
            <text:p>29.5355339059</text:p>
          </table:table-cell>
          <table:table-cell office:value-type="float" office:value="4.3071067812" calcext:value-type="float">
            <text:p>4.3071067812</text:p>
          </table:table-cell>
          <table:table-cell office:value-type="float" office:value="5.9071067812" calcext:value-type="float">
            <text:p>5.9071067812</text:p>
          </table:table-cell>
          <table:table-cell/>
          <table:table-cell table:style-name="ce2" table:formula="of:=-COS(([.A7]-[.$E$35])*PI()/12)*[.$E$33]+[.$E$34]" office:value-type="float" office:value="31.6274145086745" calcext:value-type="float">
            <text:p>31.627</text:p>
          </table:table-cell>
          <table:table-cell table:style-name="ce2" table:formula="of:=-COS(([.A7]-[.$F$35])*PI()/12)*[.$F$33]+[.$F$34]" office:value-type="float" office:value="36.6274145086745" calcext:value-type="float">
            <text:p>36.627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COS(([.A8]-[.$D$35])*PI()/12)*[.$D$33]+[.$D$34]" office:value-type="float" office:value="22.3301270189222" calcext:value-type="float">
            <text:p>22.3301270189</text:p>
          </table:table-cell>
          <table:table-cell office:value-type="float" office:value="22.3301270189" calcext:value-type="float">
            <text:p>22.3301270189</text:p>
          </table:table-cell>
          <table:table-cell office:value-type="float" office:value="30.3301270189" calcext:value-type="float">
            <text:p>30.3301270189</text:p>
          </table:table-cell>
          <table:table-cell office:value-type="float" office:value="4.4660254038" calcext:value-type="float">
            <text:p>4.4660254038</text:p>
          </table:table-cell>
          <table:table-cell office:value-type="float" office:value="6.0660254038" calcext:value-type="float">
            <text:p>6.0660254038</text:p>
          </table:table-cell>
          <table:table-cell/>
          <table:table-cell table:style-name="ce2" table:formula="of:=-COS(([.A8]-[.$E$35])*PI()/12)*[.$E$33]+[.$E$34]" office:value-type="float" office:value="32.372154849755" calcext:value-type="float">
            <text:p>32.372</text:p>
          </table:table-cell>
          <table:table-cell table:style-name="ce2" table:formula="of:=-COS(([.A8]-[.$F$35])*PI()/12)*[.$F$33]+[.$F$34]" office:value-type="float" office:value="37.372154849755" calcext:value-type="float">
            <text:p>37.372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COS(([.A9]-[.$D$35])*PI()/12)*[.$D$33]+[.$D$34]" office:value-type="float" office:value="22.8296291314453" calcext:value-type="float">
            <text:p>22.8296291314</text:p>
          </table:table-cell>
          <table:table-cell office:value-type="float" office:value="22.8296291314" calcext:value-type="float">
            <text:p>22.8296291314</text:p>
          </table:table-cell>
          <table:table-cell office:value-type="float" office:value="30.8296291314" calcext:value-type="float">
            <text:p>30.8296291314</text:p>
          </table:table-cell>
          <table:table-cell office:value-type="float" office:value="4.5659258263" calcext:value-type="float">
            <text:p>4.5659258263</text:p>
          </table:table-cell>
          <table:table-cell office:value-type="float" office:value="6.1659258263" calcext:value-type="float">
            <text:p>6.1659258263</text:p>
          </table:table-cell>
          <table:table-cell/>
          <table:table-cell table:style-name="ce2" table:formula="of:=-COS(([.A9]-[.$E$35])*PI()/12)*[.$E$33]+[.$E$34]" office:value-type="float" office:value="32.8403181997385" calcext:value-type="float">
            <text:p>32.840</text:p>
          </table:table-cell>
          <table:table-cell table:style-name="ce2" table:formula="of:=-COS(([.A9]-[.$F$35])*PI()/12)*[.$F$33]+[.$F$34]" office:value-type="float" office:value="37.8403181997385" calcext:value-type="float">
            <text:p>37.840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COS(([.A10]-[.$D$35])*PI()/12)*[.$D$33]+[.$D$34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2" table:formula="of:=-COS(([.A10]-[.$E$35])*PI()/12)*[.$E$33]+[.$E$34]" office:value-type="float" office:value="33" calcext:value-type="float">
            <text:p>33.000</text:p>
          </table:table-cell>
          <table:table-cell table:style-name="ce2" table:formula="of:=-COS(([.A10]-[.$F$35])*PI()/12)*[.$F$33]+[.$F$34]" office:value-type="float" office:value="38" calcext:value-type="float">
            <text:p>38.000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COS(([.A11]-[.$D$35])*PI()/12)*[.$D$33]+[.$D$34]" office:value-type="float" office:value="22.8296291314453" calcext:value-type="float">
            <text:p>22.8296291314</text:p>
          </table:table-cell>
          <table:table-cell office:value-type="float" office:value="22.8296291314" calcext:value-type="float">
            <text:p>22.8296291314</text:p>
          </table:table-cell>
          <table:table-cell office:value-type="float" office:value="30.8296291314" calcext:value-type="float">
            <text:p>30.8296291314</text:p>
          </table:table-cell>
          <table:table-cell office:value-type="float" office:value="4.5659258263" calcext:value-type="float">
            <text:p>4.5659258263</text:p>
          </table:table-cell>
          <table:table-cell office:value-type="float" office:value="6.1659258263" calcext:value-type="float">
            <text:p>6.1659258263</text:p>
          </table:table-cell>
          <table:table-cell/>
          <table:table-cell table:style-name="ce2" table:formula="of:=-COS(([.A11]-[.$E$35])*PI()/12)*[.$E$33]+[.$E$34]" office:value-type="float" office:value="32.8403181997385" calcext:value-type="float">
            <text:p>32.840</text:p>
          </table:table-cell>
          <table:table-cell table:style-name="ce2" table:formula="of:=-COS(([.A11]-[.$F$35])*PI()/12)*[.$F$33]+[.$F$34]" office:value-type="float" office:value="37.8403181997385" calcext:value-type="float">
            <text:p>37.840</text:p>
          </table:table-cell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COS(([.A12]-[.$D$35])*PI()/12)*[.$D$33]+[.$D$34]" office:value-type="float" office:value="22.3301270189222" calcext:value-type="float">
            <text:p>22.3301270189</text:p>
          </table:table-cell>
          <table:table-cell office:value-type="float" office:value="22.3301270189" calcext:value-type="float">
            <text:p>22.3301270189</text:p>
          </table:table-cell>
          <table:table-cell office:value-type="float" office:value="30.3301270189" calcext:value-type="float">
            <text:p>30.3301270189</text:p>
          </table:table-cell>
          <table:table-cell office:value-type="float" office:value="4.4660254038" calcext:value-type="float">
            <text:p>4.4660254038</text:p>
          </table:table-cell>
          <table:table-cell office:value-type="float" office:value="6.0660254038" calcext:value-type="float">
            <text:p>6.0660254038</text:p>
          </table:table-cell>
          <table:table-cell/>
          <table:table-cell table:style-name="ce2" table:formula="of:=-COS(([.A12]-[.$E$35])*PI()/12)*[.$E$33]+[.$E$34]" office:value-type="float" office:value="32.372154849755" calcext:value-type="float">
            <text:p>32.372</text:p>
          </table:table-cell>
          <table:table-cell table:style-name="ce2" table:formula="of:=-COS(([.A12]-[.$F$35])*PI()/12)*[.$F$33]+[.$F$34]" office:value-type="float" office:value="37.372154849755" calcext:value-type="float">
            <text:p>37.372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COS(([.A13]-[.$D$35])*PI()/12)*[.$D$33]+[.$D$34]" office:value-type="float" office:value="21.5355339059327" calcext:value-type="float">
            <text:p>21.5355339059</text:p>
          </table:table-cell>
          <table:table-cell office:value-type="float" office:value="21.5355339059" calcext:value-type="float">
            <text:p>21.5355339059</text:p>
          </table:table-cell>
          <table:table-cell office:value-type="float" office:value="29.5355339059" calcext:value-type="float">
            <text:p>29.5355339059</text:p>
          </table:table-cell>
          <table:table-cell office:value-type="float" office:value="4.3071067812" calcext:value-type="float">
            <text:p>4.3071067812</text:p>
          </table:table-cell>
          <table:table-cell office:value-type="float" office:value="5.9071067812" calcext:value-type="float">
            <text:p>5.9071067812</text:p>
          </table:table-cell>
          <table:table-cell/>
          <table:table-cell table:style-name="ce2" table:formula="of:=-COS(([.A13]-[.$E$35])*PI()/12)*[.$E$33]+[.$E$34]" office:value-type="float" office:value="31.6274145086745" calcext:value-type="float">
            <text:p>31.627</text:p>
          </table:table-cell>
          <table:table-cell table:style-name="ce2" table:formula="of:=-COS(([.A13]-[.$F$35])*PI()/12)*[.$F$33]+[.$F$34]" office:value-type="float" office:value="36.6274145086745" calcext:value-type="float">
            <text:p>36.627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COS(([.A14]-[.$D$35])*PI()/12)*[.$D$33]+[.$D$34]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office:value-type="float" office:value="28.5" calcext:value-type="float">
            <text:p>28.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" table:formula="of:=-COS(([.A14]-[.$E$35])*PI()/12)*[.$E$33]+[.$E$34]" office:value-type="float" office:value="30.65685" calcext:value-type="float">
            <text:p>30.657</text:p>
          </table:table-cell>
          <table:table-cell table:style-name="ce2" table:formula="of:=-COS(([.A14]-[.$F$35])*PI()/12)*[.$F$33]+[.$F$34]" office:value-type="float" office:value="35.65685" calcext:value-type="float">
            <text:p>35.657</text:p>
          </table:table-cell>
          <table:table-cell table:number-columns-repeated="5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COS(([.A15]-[.$D$35])*PI()/12)*[.$D$33]+[.$D$34]" office:value-type="float" office:value="19.2940952255126" calcext:value-type="float">
            <text:p>19.2940952255</text:p>
          </table:table-cell>
          <table:table-cell office:value-type="float" office:value="19.2940952255126" calcext:value-type="float">
            <text:p>19.2940952255</text:p>
          </table:table-cell>
          <table:table-cell office:value-type="float" office:value="27.2940952255" calcext:value-type="float">
            <text:p>27.2940952255</text:p>
          </table:table-cell>
          <table:table-cell office:value-type="float" office:value="3.8588190451" calcext:value-type="float">
            <text:p>3.8588190451</text:p>
          </table:table-cell>
          <table:table-cell office:value-type="float" office:value="5.4588190451" calcext:value-type="float">
            <text:p>5.4588190451</text:p>
          </table:table-cell>
          <table:table-cell/>
          <table:table-cell table:style-name="ce2" table:formula="of:=-COS(([.A15]-[.$E$35])*PI()/12)*[.$E$33]+[.$E$34]" office:value-type="float" office:value="29.5266036910639" calcext:value-type="float">
            <text:p>29.527</text:p>
          </table:table-cell>
          <table:table-cell table:style-name="ce2" table:formula="of:=-COS(([.A15]-[.$F$35])*PI()/12)*[.$F$33]+[.$F$34]" office:value-type="float" office:value="34.5266036910639" calcext:value-type="float">
            <text:p>34.527</text:p>
          </table:table-cell>
          <table:table-cell table:number-columns-repeated="5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COS(([.A16]-[.$D$35])*PI()/12)*[.$D$33]+[.$D$34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-COS(([.A16]-[.$D$35])*PI()/12)*[.$D$33]+[.$D$34]+8" office:value-type="float" office:value="26" calcext:value-type="float">
            <text:p>26</text:p>
          </table:table-cell>
          <table:table-cell table:formula="of:=[.C16]*0.2" office:value-type="float" office:value="3.6" calcext:value-type="float">
            <text:p>3.6</text:p>
          </table:table-cell>
          <table:table-cell table:formula="of:=[.D16]*0.2" office:value-type="float" office:value="5.2" calcext:value-type="float">
            <text:p>5.2</text:p>
          </table:table-cell>
          <table:table-cell/>
          <table:table-cell table:style-name="ce2" table:formula="of:=-COS(([.A16]-[.$E$35])*PI()/12)*[.$E$33]+[.$E$34]" office:value-type="float" office:value="28.3137" calcext:value-type="float">
            <text:p>28.314</text:p>
          </table:table-cell>
          <table:table-cell table:style-name="ce2" table:formula="of:=-COS(([.A16]-[.$F$35])*PI()/12)*[.$F$33]+[.$F$34]" office:value-type="float" office:value="33.3137" calcext:value-type="float">
            <text:p>33.314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COS(([.A17]-[.$D$35])*PI()/12)*[.$D$33]+[.$D$34]" office:value-type="float" office:value="16.7059047744874" calcext:value-type="float">
            <text:p>16.7059047745</text:p>
          </table:table-cell>
          <table:table-cell office:value-type="float" office:value="16.7059047744874" calcext:value-type="float">
            <text:p>16.7059047745</text:p>
          </table:table-cell>
          <table:table-cell table:formula="of:=-COS(([.A17]-[.$D$35])*PI()/12)*[.$D$33]+[.$D$34]+8" office:value-type="float" office:value="24.7059047744874" calcext:value-type="float">
            <text:p>24.7059047745</text:p>
          </table:table-cell>
          <table:table-cell table:formula="of:=[.C17]*0.2" office:value-type="float" office:value="3.34118095489748" calcext:value-type="float">
            <text:p>3.3411809549</text:p>
          </table:table-cell>
          <table:table-cell table:formula="of:=[.D17]*0.2" office:value-type="float" office:value="4.94118095489748" calcext:value-type="float">
            <text:p>4.9411809549</text:p>
          </table:table-cell>
          <table:table-cell/>
          <table:table-cell table:style-name="ce2" table:formula="of:=-COS(([.A17]-[.$E$35])*PI()/12)*[.$E$33]+[.$E$34]" office:value-type="float" office:value="27.1007963089361" calcext:value-type="float">
            <text:p>27.101</text:p>
          </table:table-cell>
          <table:table-cell table:style-name="ce2" table:formula="of:=-COS(([.A17]-[.$F$35])*PI()/12)*[.$F$33]+[.$F$34]" office:value-type="float" office:value="32.1007963089361" calcext:value-type="float">
            <text:p>32.101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COS(([.A18]-[.$D$35])*PI()/12)*[.$D$33]+[.$D$34]" office:value-type="float" office:value="15.5" calcext:value-type="float">
            <text:p>15.5</text:p>
          </table:table-cell>
          <table:table-cell office:value-type="float" office:value="15.5" calcext:value-type="float">
            <text:p>15.5</text:p>
          </table:table-cell>
          <table:table-cell table:formula="of:=-COS(([.A18]-[.$D$35])*PI()/12)*[.$D$33]+[.$D$34]+8" office:value-type="float" office:value="23.5" calcext:value-type="float">
            <text:p>23.5</text:p>
          </table:table-cell>
          <table:table-cell table:formula="of:=[.C18]*0.2" office:value-type="float" office:value="3.1" calcext:value-type="float">
            <text:p>3.1</text:p>
          </table:table-cell>
          <table:table-cell table:formula="of:=[.D18]*0.2" office:value-type="float" office:value="4.7" calcext:value-type="float">
            <text:p>4.7</text:p>
          </table:table-cell>
          <table:table-cell/>
          <table:table-cell table:style-name="ce2" table:formula="of:=-COS(([.A18]-[.$E$35])*PI()/12)*[.$E$33]+[.$E$34]" office:value-type="float" office:value="25.97055" calcext:value-type="float">
            <text:p>25.971</text:p>
          </table:table-cell>
          <table:table-cell table:style-name="ce2" table:formula="of:=-COS(([.A18]-[.$F$35])*PI()/12)*[.$F$33]+[.$F$34]" office:value-type="float" office:value="30.97055" calcext:value-type="float">
            <text:p>30.971</text:p>
          </table:table-cell>
          <table:table-cell table:number-columns-repeated="5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COS(([.A19]-[.$D$35])*PI()/12)*[.$D$33]+[.$D$34]" office:value-type="float" office:value="14.4644660940673" calcext:value-type="float">
            <text:p>14.4644660941</text:p>
          </table:table-cell>
          <table:table-cell office:value-type="float" office:value="14.4644660940673" calcext:value-type="float">
            <text:p>14.4644660941</text:p>
          </table:table-cell>
          <table:table-cell table:formula="of:=-COS(([.A19]-[.$D$35])*PI()/12)*[.$D$33]+[.$D$34]+8" office:value-type="float" office:value="22.4644660940673" calcext:value-type="float">
            <text:p>22.4644660941</text:p>
          </table:table-cell>
          <table:table-cell table:formula="of:=[.C19]*0.2" office:value-type="float" office:value="2.89289321881345" calcext:value-type="float">
            <text:p>2.8928932188</text:p>
          </table:table-cell>
          <table:table-cell table:formula="of:=[.D19]*0.2" office:value-type="float" office:value="4.49289321881345" calcext:value-type="float">
            <text:p>4.4928932188</text:p>
          </table:table-cell>
          <table:table-cell/>
          <table:table-cell table:style-name="ce2" table:formula="of:=-COS(([.A19]-[.$E$35])*PI()/12)*[.$E$33]+[.$E$34]" office:value-type="float" office:value="24.9999854913255" calcext:value-type="float">
            <text:p>25.000</text:p>
          </table:table-cell>
          <table:table-cell table:style-name="ce2" table:formula="of:=-COS(([.A19]-[.$F$35])*PI()/12)*[.$F$33]+[.$F$34]" office:value-type="float" office:value="29.9999854913255" calcext:value-type="float">
            <text:p>30.000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COS(([.A20]-[.$D$35])*PI()/12)*[.$D$33]+[.$D$34]" office:value-type="float" office:value="13.6698729810778" calcext:value-type="float">
            <text:p>13.6698729811</text:p>
          </table:table-cell>
          <table:table-cell office:value-type="float" office:value="13.6698729810778" calcext:value-type="float">
            <text:p>13.6698729811</text:p>
          </table:table-cell>
          <table:table-cell table:formula="of:=-COS(([.A20]-[.$D$35])*PI()/12)*[.$D$33]+[.$D$34]+8" office:value-type="float" office:value="21.6698729810778" calcext:value-type="float">
            <text:p>21.6698729811</text:p>
          </table:table-cell>
          <table:table-cell table:formula="of:=[.C20]*0.2" office:value-type="float" office:value="2.73397459621556" calcext:value-type="float">
            <text:p>2.7339745962</text:p>
          </table:table-cell>
          <table:table-cell table:formula="of:=[.D20]*0.2" office:value-type="float" office:value="4.33397459621556" calcext:value-type="float">
            <text:p>4.3339745962</text:p>
          </table:table-cell>
          <table:table-cell/>
          <table:table-cell table:style-name="ce2" table:formula="of:=-COS(([.A20]-[.$E$35])*PI()/12)*[.$E$33]+[.$E$34]" office:value-type="float" office:value="24.255245150245" calcext:value-type="float">
            <text:p>24.255</text:p>
          </table:table-cell>
          <table:table-cell table:style-name="ce2" table:formula="of:=-COS(([.A20]-[.$F$35])*PI()/12)*[.$F$33]+[.$F$34]" office:value-type="float" office:value="29.255245150245" calcext:value-type="float">
            <text:p>29.255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28.4" calcext:value-type="float">
            <text:p>28.4</text:p>
          </table:table-cell>
          <table:table-cell office:value-type="float" office:value="33" calcext:value-type="float">
            <text:p>33</text:p>
          </table:table-cell>
          <table:table-cell office:value-type="float" office:value="1.85" calcext:value-type="float">
            <text:p>1.85</text:p>
          </table:table-cell>
          <table:table-cell office:value-type="float" office:value="1.13" calcext:value-type="float">
            <text:p>1.13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xtreme D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85" calcext:value-type="float">
            <text:p>1.85</text:p>
          </table:table-cell>
          <table:table-cell office:value-type="float" office:value="1.13" calcext:value-type="float">
            <text:p>1.13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NewWet</text:p>
          </table:table-cell>
          <table:table-cell office:value-type="string" calcext:value-type="string">
            <text:p>NewDry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Am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6863" calcext:value-type="float">
            <text:p>4.6863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9999854913255" calcext:value-type="float">
            <text:p>24.9999854913</text:p>
          </table:table-cell>
          <table:table-cell office:value-type="float" office:value="29.9999854913255" calcext:value-type="float">
            <text:p>29.9999854913</text:p>
          </table:table-cell>
          <table:table-cell office:value-type="float" office:value="1.13" calcext:value-type="float">
            <text:p>1.13</text:p>
          </table:table-cell>
          <table:table-cell office:value-type="float" office:value="1.85" calcext:value-type="float">
            <text:p>1.85</text:p>
          </table:table-cell>
          <table:table-cell table:formula="of:=[.D37]/[.B37]" office:value-type="float" office:value="0.0452000262316987" calcext:value-type="float">
            <text:p>0.0452000262</text:p>
          </table:table-cell>
          <table:table-cell table:formula="of:=[.E37]/[.C37]" office:value-type="float" office:value="0.0616666964900676" calcext:value-type="float">
            <text:p>0.0616666965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97055" calcext:value-type="float">
            <text:p>25.97055</text:p>
          </table:table-cell>
          <table:table-cell office:value-type="float" office:value="30.97055" calcext:value-type="float">
            <text:p>30.97055</text:p>
          </table:table-cell>
          <table:table-cell table:style-name="ce1" table:formula="of:=[.B38]*[.F$37]" office:value-type="float" office:value="1.17386954125164" calcext:value-type="float">
            <text:p>1.17</text:p>
          </table:table-cell>
          <table:table-cell table:style-name="ce1" table:formula="of:=[.C38]*[.G$37]" office:value-type="float" office:value="1.90985150698046" calcext:value-type="float">
            <text:p>1.91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1007963089361" calcext:value-type="float">
            <text:p>27.1007963089</text:p>
          </table:table-cell>
          <table:table-cell office:value-type="float" office:value="32.1007963089361" calcext:value-type="float">
            <text:p>32.1007963089</text:p>
          </table:table-cell>
          <table:table-cell table:style-name="ce1" table:formula="of:=[.B39]*[.F$37]" office:value-type="float" office:value="1.22495670406384" calcext:value-type="float">
            <text:p>1.22</text:p>
          </table:table-cell>
          <table:table-cell table:style-name="ce1" table:formula="of:=[.C39]*[.G$37]" office:value-type="float" office:value="1.97955006307264" calcext:value-type="float">
            <text:p>1.98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table:style-name="ce1" table:formula="of:=[.B40]*[.F$37]" office:value-type="float" office:value="1.27977998271645" calcext:value-type="float">
            <text:p>1.28</text:p>
          </table:table-cell>
          <table:table-cell table:style-name="ce1" table:formula="of:=[.C40]*[.G$37]" office:value-type="float" office:value="2.05434582686116" calcext:value-type="float">
            <text:p>2.05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table:style-name="ce1" table:formula="of:=[.B41]*[.F$37]" office:value-type="float" office:value="1.33460326136906" calcext:value-type="float">
            <text:p>1.33</text:p>
          </table:table-cell>
          <table:table-cell table:style-name="ce1" table:formula="of:=[.C41]*[.G$37]" office:value-type="float" office:value="2.12914159064968" calcext:value-type="float">
            <text:p>2.13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table:style-name="ce1" table:formula="of:=[.B42]*[.F$37]" office:value-type="float" office:value="1.38569042418125" calcext:value-type="float">
            <text:p>1.39</text:p>
          </table:table-cell>
          <table:table-cell table:style-name="ce1" table:formula="of:=[.C42]*[.G$37]" office:value-type="float" office:value="2.19884014674187" calcext:value-type="float">
            <text:p>2.2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table:style-name="ce1" table:formula="of:=[.B43]*[.F$37]" office:value-type="float" office:value="1.4295599654329" calcext:value-type="float">
            <text:p>1.43</text:p>
          </table:table-cell>
          <table:table-cell table:style-name="ce1" table:formula="of:=[.C43]*[.G$37]" office:value-type="float" office:value="2.25869165372233" calcext:value-type="float">
            <text:p>2.2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table:style-name="ce1" table:formula="of:=[.B44]*[.F$37]" office:value-type="float" office:value="1.46322224838554" calcext:value-type="float">
            <text:p>1.46</text:p>
          </table:table-cell>
          <table:table-cell table:style-name="ce1" table:formula="of:=[.C44]*[.G$37]" office:value-type="float" office:value="2.30461733029965" calcext:value-type="float">
            <text:p>2.3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table:style-name="ce1" table:formula="of:=[.B45]*[.F$37]" office:value-type="float" office:value="1.48438324408551" calcext:value-type="float">
            <text:p>1.48</text:p>
          </table:table-cell>
          <table:table-cell table:style-name="ce1" table:formula="of:=[.C45]*[.G$37]" office:value-type="float" office:value="2.33348741751085" calcext:value-type="float">
            <text:p>2.33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" table:formula="of:=[.B46]*[.F$37]" office:value-type="float" office:value="1.49160086564606" calcext:value-type="float">
            <text:p>1.49</text:p>
          </table:table-cell>
          <table:table-cell table:style-name="ce1" table:formula="of:=[.C46]*[.G$37]" office:value-type="float" office:value="2.34333446662257" calcext:value-type="float">
            <text:p>2.34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table:style-name="ce1" table:formula="of:=[.B47]*[.F$37]" office:value-type="float" office:value="1.48438324408551" calcext:value-type="float">
            <text:p>1.48</text:p>
          </table:table-cell>
          <table:table-cell table:style-name="ce1" table:formula="of:=[.C47]*[.G$37]" office:value-type="float" office:value="2.33348741751085" calcext:value-type="float">
            <text:p>2.33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table:style-name="ce1" table:formula="of:=[.B48]*[.F$37]" office:value-type="float" office:value="1.46322224838554" calcext:value-type="float">
            <text:p>1.46</text:p>
          </table:table-cell>
          <table:table-cell table:style-name="ce1" table:formula="of:=[.C48]*[.G$37]" office:value-type="float" office:value="2.30461733029965" calcext:value-type="float">
            <text:p>2.30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table:style-name="ce1" table:formula="of:=[.B49]*[.F$37]" office:value-type="float" office:value="1.4295599654329" calcext:value-type="float">
            <text:p>1.43</text:p>
          </table:table-cell>
          <table:table-cell table:style-name="ce1" table:formula="of:=[.C49]*[.G$37]" office:value-type="float" office:value="2.25869165372233" calcext:value-type="float">
            <text:p>2.26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table:style-name="ce1" table:formula="of:=[.B50]*[.F$37]" office:value-type="float" office:value="1.38569042418125" calcext:value-type="float">
            <text:p>1.39</text:p>
          </table:table-cell>
          <table:table-cell table:style-name="ce1" table:formula="of:=[.C50]*[.G$37]" office:value-type="float" office:value="2.19884014674187" calcext:value-type="float">
            <text:p>2.20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table:style-name="ce1" table:formula="of:=[.B51]*[.F$37]" office:value-type="float" office:value="1.33460326136906" calcext:value-type="float">
            <text:p>1.33</text:p>
          </table:table-cell>
          <table:table-cell table:style-name="ce1" table:formula="of:=[.C51]*[.G$37]" office:value-type="float" office:value="2.12914159064968" calcext:value-type="float">
            <text:p>2.13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float" office:value="24.9999854913255" calcext:value-type="float">
            <text:p>24.9999854913</text:p>
          </table:table-cell>
          <table:table-cell office:value-type="float" office:value="29.9999854913255" calcext:value-type="float">
            <text:p>29.9999854913</text:p>
          </table:table-cell>
          <table:table-cell office:value-type="float" office:value="1.13" calcext:value-type="float">
            <text:p>1.13</text:p>
          </table:table-cell>
          <table:table-cell office:value-type="float" office:value="1.85" calcext:value-type="float">
            <text:p>1.85</text:p>
          </table:table-cell>
          <table:table-cell office:value-type="float" office:value="25.97055" calcext:value-type="float">
            <text:p>25.97055</text:p>
          </table:table-cell>
          <table:table-cell office:value-type="float" office:value="30.97055" calcext:value-type="float">
            <text:p>30.97055</text:p>
          </table:table-cell>
          <table:table-cell office:value-type="float" office:value="1.17386954125164" calcext:value-type="float">
            <text:p>1.1738695413</text:p>
          </table:table-cell>
          <table:table-cell office:value-type="float" office:value="1.90985150698046" calcext:value-type="float">
            <text:p>1.909851507</text:p>
          </table:table-cell>
          <table:table-cell office:value-type="float" office:value="27.1007963089361" calcext:value-type="float">
            <text:p>27.1007963089</text:p>
          </table:table-cell>
          <table:table-cell office:value-type="float" office:value="32.1007963089361" calcext:value-type="float">
            <text:p>32.1007963089</text:p>
          </table:table-cell>
          <table:table-cell office:value-type="float" office:value="1.22495670406384" calcext:value-type="float">
            <text:p>1.2249567041</text:p>
          </table:table-cell>
          <table:table-cell office:value-type="float" office:value="1.97955006307264" calcext:value-type="float">
            <text:p>1.9795500631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office:value-type="float" office:value="1.27977998271645" calcext:value-type="float">
            <text:p>1.2797799827</text:p>
          </table:table-cell>
          <table:table-cell office:value-type="float" office:value="2.05434582686116" calcext:value-type="float">
            <text:p>2.0543458269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office:value-type="float" office:value="1.33460326136906" calcext:value-type="float">
            <text:p>1.3346032614</text:p>
          </table:table-cell>
          <table:table-cell office:value-type="float" office:value="2.12914159064968" calcext:value-type="float">
            <text:p>2.1291415906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office:value-type="float" office:value="1.38569042418125" calcext:value-type="float">
            <text:p>1.3856904242</text:p>
          </table:table-cell>
          <table:table-cell office:value-type="float" office:value="2.19884014674187" calcext:value-type="float">
            <text:p>2.1988401467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office:value-type="float" office:value="1.4295599654329" calcext:value-type="float">
            <text:p>1.4295599654</text:p>
          </table:table-cell>
          <table:table-cell office:value-type="float" office:value="2.25869165372233" calcext:value-type="float">
            <text:p>2.2586916537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office:value-type="float" office:value="1.46322224838554" calcext:value-type="float">
            <text:p>1.4632222484</text:p>
          </table:table-cell>
          <table:table-cell office:value-type="float" office:value="2.30461733029965" calcext:value-type="float">
            <text:p>2.3046173303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office:value-type="float" office:value="1.48438324408551" calcext:value-type="float">
            <text:p>1.4843832441</text:p>
          </table:table-cell>
          <table:table-cell office:value-type="float" office:value="2.33348741751085" calcext:value-type="float">
            <text:p>2.333487417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.49160086564606" calcext:value-type="float">
            <text:p>1.4916008656</text:p>
          </table:table-cell>
          <table:table-cell office:value-type="float" office:value="2.34333446662257" calcext:value-type="float">
            <text:p>2.3433344666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office:value-type="float" office:value="1.48438324408551" calcext:value-type="float">
            <text:p>1.4843832441</text:p>
          </table:table-cell>
          <table:table-cell office:value-type="float" office:value="2.33348741751085" calcext:value-type="float">
            <text:p>2.3334874175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office:value-type="float" office:value="1.46322224838554" calcext:value-type="float">
            <text:p>1.4632222484</text:p>
          </table:table-cell>
          <table:table-cell office:value-type="float" office:value="2.30461733029965" calcext:value-type="float">
            <text:p>2.3046173303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office:value-type="float" office:value="1.4295599654329" calcext:value-type="float">
            <text:p>1.4295599654</text:p>
          </table:table-cell>
          <table:table-cell office:value-type="float" office:value="2.25869165372233" calcext:value-type="float">
            <text:p>2.2586916537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office:value-type="float" office:value="1.38569042418125" calcext:value-type="float">
            <text:p>1.3856904242</text:p>
          </table:table-cell>
          <table:table-cell office:value-type="float" office:value="2.19884014674187" calcext:value-type="float">
            <text:p>2.1988401467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office:value-type="float" office:value="1.33460326136906" calcext:value-type="float">
            <text:p>1.3346032614</text:p>
          </table:table-cell>
          <table:table-cell office:value-type="float" office:value="2.12914159064968" calcext:value-type="float">
            <text:p>2.1291415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9:40:25.047311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0:22:50.378216125</meta:creation-date>
    <dc:date>2018-05-31T19:57:49.891435419</dc:date>
    <meta:editing-duration>PT33M10S</meta:editing-duration>
    <meta:editing-cycles>7</meta:editing-cycles>
    <meta:generator>LibreOffice/5.1.6.2$Linux_X86_64 LibreOffice_project/10m0$Build-2</meta:generator>
    <meta:document-statistic meta:table-count="1" meta:cell-count="3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34cm" svg:y="3.457cm" style:legend-expansion="high" chart:style-name="ch2"/>
        <chart:plot-area chart:style-name="ch3" table:cell-range-address="Sheet1.A1:Sheet1.A20 Sheet1.C1:Sheet1.D20 Sheet1.H1:Sheet1.I20" chart:data-source-has-labels="both" svg:x="0.319cm" svg:y="0.18cm" svg:width="12.296cm" svg:height="8.646cm">
          <chartooo:coordinate-region svg:x="0.94cm" svg:y="0.379cm" svg:width="11.489cm" svg:height="7.8cm"/>
          <chart:axis chart:dimension="x" chart:name="primary-x" chart:style-name="ch4" chartooo:axis-type="auto">
            <chartooo:date-scale/>
            <chart:categories table:cell-range-address="Sheet1.A1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0" loext:label-string="existingwet" chart:class="chart:line">
            <chart:data-point chart:repeated="20"/>
          </chart:series>
          <chart:series chart:style-name="ch7" chart:values-cell-range-address="Sheet1.D1:Sheet1.D20" loext:label-string="existingdry" chart:class="chart:line">
            <chart:data-point chart:repeated="20"/>
          </chart:series>
          <chart:series chart:style-name="ch8" chart:values-cell-range-address="Sheet1.H1:Sheet1.H20" loext:label-string="newwet" chart:class="chart:line">
            <chart:data-point chart:repeated="20"/>
          </chart:series>
          <chart:series chart:style-name="ch9" chart:values-cell-range-address="Sheet1.I1:Sheet1.I20" loext:label-string="newdry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stingwet</text:p>
              </table:table-cell>
              <table:table-cell office:value-type="string">
                <text:p>existingdry</text:p>
              </table:table-cell>
              <table:table-cell office:value-type="string">
                <text:p>newwet</text:p>
              </table:table-cell>
              <table:table-cell office:value-type="string">
                <text:p>newdry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1:Sheet1.A20</svg:desc>
                </draw:g>
              </table:table-cell>
              <table:table-cell office:value-type="float" office:value="14.4644660941">
                <text:p>14.4644660941</text:p>
                <draw:g>
                  <svg:desc>Sheet1.C1:Sheet1.C20</svg:desc>
                </draw:g>
              </table:table-cell>
              <table:table-cell office:value-type="float" office:value="22.4644660941">
                <text:p>22.4644660941</text:p>
                <draw:g>
                  <svg:desc>Sheet1.D1:Sheet1.D20</svg:desc>
                </draw:g>
              </table:table-cell>
              <table:table-cell office:value-type="float" office:value="24.9999854913255">
                <text:p>24.9999854913255</text:p>
                <draw:g>
                  <svg:desc>Sheet1.H1:Sheet1.H20</svg:desc>
                </draw:g>
              </table:table-cell>
              <table:table-cell office:value-type="float" office:value="29.9999854913255">
                <text:p>29.9999854913255</text:p>
                <draw:g>
                  <svg:desc>Sheet1.I1:Sheet1.I20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5">
                <text:p>15.5</text:p>
              </table:table-cell>
              <table:table-cell office:value-type="float" office:value="23.5">
                <text:p>23.5</text:p>
              </table:table-cell>
              <table:table-cell office:value-type="float" office:value="25.97055">
                <text:p>25.97055</text:p>
              </table:table-cell>
              <table:table-cell office:value-type="float" office:value="30.97055">
                <text:p>30.970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7059047745">
                <text:p>16.7059047745</text:p>
              </table:table-cell>
              <table:table-cell office:value-type="float" office:value="24.7059047745">
                <text:p>24.7059047745</text:p>
              </table:table-cell>
              <table:table-cell office:value-type="float" office:value="27.1007963089361">
                <text:p>27.1007963089361</text:p>
              </table:table-cell>
              <table:table-cell office:value-type="float" office:value="32.1007963089361">
                <text:p>32.10079630893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8.3137">
                <text:p>28.3137</text:p>
              </table:table-cell>
              <table:table-cell office:value-type="float" office:value="33.3137">
                <text:p>33.3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940952255">
                <text:p>19.2940952255</text:p>
              </table:table-cell>
              <table:table-cell office:value-type="float" office:value="27.2940952255">
                <text:p>27.2940952255</text:p>
              </table:table-cell>
              <table:table-cell office:value-type="float" office:value="29.5266036910639">
                <text:p>29.5266036910639</text:p>
              </table:table-cell>
              <table:table-cell office:value-type="float" office:value="34.5266036910639">
                <text:p>34.52660369106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30.65685">
                <text:p>30.65685</text:p>
              </table:table-cell>
              <table:table-cell office:value-type="float" office:value="35.65685">
                <text:p>35.656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.5355339059">
                <text:p>21.5355339059</text:p>
              </table:table-cell>
              <table:table-cell office:value-type="float" office:value="29.5355339059">
                <text:p>29.5355339059</text:p>
              </table:table-cell>
              <table:table-cell office:value-type="float" office:value="31.6274145086745">
                <text:p>31.6274145086745</text:p>
              </table:table-cell>
              <table:table-cell office:value-type="float" office:value="36.6274145086745">
                <text:p>36.62741450867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3301270189">
                <text:p>22.3301270189</text:p>
              </table:table-cell>
              <table:table-cell office:value-type="float" office:value="30.3301270189">
                <text:p>30.3301270189</text:p>
              </table:table-cell>
              <table:table-cell office:value-type="float" office:value="32.372154849755">
                <text:p>32.372154849755</text:p>
              </table:table-cell>
              <table:table-cell office:value-type="float" office:value="37.372154849755">
                <text:p>37.3721548497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296291314">
                <text:p>22.8296291314</text:p>
              </table:table-cell>
              <table:table-cell office:value-type="float" office:value="30.8296291314">
                <text:p>30.8296291314</text:p>
              </table:table-cell>
              <table:table-cell office:value-type="float" office:value="32.8403181997385">
                <text:p>32.8403181997385</text:p>
              </table:table-cell>
              <table:table-cell office:value-type="float" office:value="37.8403181997385">
                <text:p>37.84031819973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.8296291314">
                <text:p>22.8296291314</text:p>
              </table:table-cell>
              <table:table-cell office:value-type="float" office:value="30.8296291314">
                <text:p>30.8296291314</text:p>
              </table:table-cell>
              <table:table-cell office:value-type="float" office:value="32.8403181997385">
                <text:p>32.8403181997385</text:p>
              </table:table-cell>
              <table:table-cell office:value-type="float" office:value="37.8403181997385">
                <text:p>37.8403181997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.3301270189">
                <text:p>22.3301270189</text:p>
              </table:table-cell>
              <table:table-cell office:value-type="float" office:value="30.3301270189">
                <text:p>30.3301270189</text:p>
              </table:table-cell>
              <table:table-cell office:value-type="float" office:value="32.372154849755">
                <text:p>32.372154849755</text:p>
              </table:table-cell>
              <table:table-cell office:value-type="float" office:value="37.372154849755">
                <text:p>37.3721548497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5355339059">
                <text:p>21.5355339059</text:p>
              </table:table-cell>
              <table:table-cell office:value-type="float" office:value="29.5355339059">
                <text:p>29.5355339059</text:p>
              </table:table-cell>
              <table:table-cell office:value-type="float" office:value="31.6274145086745">
                <text:p>31.6274145086745</text:p>
              </table:table-cell>
              <table:table-cell office:value-type="float" office:value="36.6274145086745">
                <text:p>36.62741450867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30.65685">
                <text:p>30.65685</text:p>
              </table:table-cell>
              <table:table-cell office:value-type="float" office:value="35.65685">
                <text:p>35.656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2940952255126">
                <text:p>19.2940952255126</text:p>
              </table:table-cell>
              <table:table-cell office:value-type="float" office:value="27.2940952255">
                <text:p>27.2940952255</text:p>
              </table:table-cell>
              <table:table-cell office:value-type="float" office:value="29.5266036910639">
                <text:p>29.5266036910639</text:p>
              </table:table-cell>
              <table:table-cell office:value-type="float" office:value="34.5266036910639">
                <text:p>34.52660369106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8.3137">
                <text:p>28.3137</text:p>
              </table:table-cell>
              <table:table-cell office:value-type="float" office:value="33.3137">
                <text:p>33.31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.7059047744874">
                <text:p>16.7059047744874</text:p>
              </table:table-cell>
              <table:table-cell office:value-type="float" office:value="24.7059047744874">
                <text:p>24.7059047744874</text:p>
              </table:table-cell>
              <table:table-cell office:value-type="float" office:value="27.1007963089361">
                <text:p>27.1007963089361</text:p>
              </table:table-cell>
              <table:table-cell office:value-type="float" office:value="32.1007963089361">
                <text:p>32.10079630893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.5">
                <text:p>15.5</text:p>
              </table:table-cell>
              <table:table-cell office:value-type="float" office:value="23.5">
                <text:p>23.5</text:p>
              </table:table-cell>
              <table:table-cell office:value-type="float" office:value="25.97055">
                <text:p>25.97055</text:p>
              </table:table-cell>
              <table:table-cell office:value-type="float" office:value="30.97055">
                <text:p>30.970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.4644660940673">
                <text:p>14.4644660940673</text:p>
              </table:table-cell>
              <table:table-cell office:value-type="float" office:value="22.4644660940673">
                <text:p>22.4644660940673</text:p>
              </table:table-cell>
              <table:table-cell office:value-type="float" office:value="24.9999854913255">
                <text:p>24.9999854913255</text:p>
              </table:table-cell>
              <table:table-cell office:value-type="float" office:value="29.9999854913255">
                <text:p>29.99998549132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698729810778">
                <text:p>13.6698729810778</text:p>
              </table:table-cell>
              <table:table-cell office:value-type="float" office:value="21.6698729810778">
                <text:p>21.6698729810778</text:p>
              </table:table-cell>
              <table:table-cell office:value-type="float" office:value="24.255245150245">
                <text:p>24.255245150245</text:p>
              </table:table-cell>
              <table:table-cell office:value-type="float" office:value="29.255245150245">
                <text:p>29.255245150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